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4.7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F Heurist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 Cost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Time Taken (sec)</text:p>
          </table:table-cell>
          <table:table-cell office:value-type="string" calcext:value-type="string">
            <text:p>Memory Usage (KB)</text:p>
          </table:table-cell>
          <table:table-cell office:value-type="string" calcext:value-type="string">
            <text:p>Number of Evaluated States</text:p>
          </table:table-cell>
        </table:table-row>
        <table:table-row table:style-name="ro1">
          <table:table-cell office:value-type="string" calcext:value-type="string">
            <text:p>Problem 1 (Classical)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0989047" calcext:value-type="float">
            <text:p>0.00989047</text:p>
          </table:table-cell>
          <table:table-cell office:value-type="float" office:value="24548" calcext:value-type="float">
            <text:p>2454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Problem 1 (FSM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11809" calcext:value-type="float">
            <text:p>0.011809</text:p>
          </table:table-cell>
          <table:table-cell office:value-type="float" office:value="24684" calcext:value-type="float">
            <text:p>24684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Problem 2 (Classical)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0241032" calcext:value-type="float">
            <text:p>0.0241032</text:p>
          </table:table-cell>
          <table:table-cell office:value-type="float" office:value="24832" calcext:value-type="float">
            <text:p>24832</text:p>
          </table:table-cell>
          <table:table-cell office:value-type="float" office:value="4214" calcext:value-type="float">
            <text:p>4214</text:p>
          </table:table-cell>
        </table:table-row>
        <table:table-row table:style-name="ro1">
          <table:table-cell office:value-type="string" calcext:value-type="string">
            <text:p>Problem 2 (FSM)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.0547724" calcext:value-type="float">
            <text:p>0.0547724</text:p>
          </table:table-cell>
          <table:table-cell office:value-type="float" office:value="24996" calcext:value-type="float">
            <text:p>24996</text:p>
          </table:table-cell>
          <table:table-cell office:value-type="float" office:value="9429" calcext:value-type="float">
            <text:p>9429</text:p>
          </table:table-cell>
        </table:table-row>
        <table:table-row table:style-name="ro1">
          <table:table-cell office:value-type="string" calcext:value-type="string">
            <text:p>Problem 3 (Classical)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6.00317" calcext:value-type="float">
            <text:p>6.00317</text:p>
          </table:table-cell>
          <table:table-cell office:value-type="float" office:value="75004" calcext:value-type="float">
            <text:p>75004</text:p>
          </table:table-cell>
          <table:table-cell office:value-type="float" office:value="996790" calcext:value-type="float">
            <text:p>996790</text:p>
          </table:table-cell>
        </table:table-row>
        <table:table-row table:style-name="ro1">
          <table:table-cell office:value-type="string" calcext:value-type="string">
            <text:p>Problem 3 (FSM)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9.5335" calcext:value-type="float">
            <text:p>19.5335</text:p>
          </table:table-cell>
          <table:table-cell office:value-type="float" office:value="125732" calcext:value-type="float">
            <text:p>125732</text:p>
          </table:table-cell>
          <table:table-cell office:value-type="float" office:value="2318638" calcext:value-type="float">
            <text:p>2318638</text:p>
          </table:table-cell>
        </table:table-row>
        <table:table-row table:style-name="ro1">
          <table:table-cell office:value-type="string" calcext:value-type="string">
            <text:p>Problem 4 (Classical)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.98649" calcext:value-type="float">
            <text:p>5.98649</text:p>
          </table:table-cell>
          <table:table-cell office:value-type="float" office:value="75004" calcext:value-type="float">
            <text:p>75004</text:p>
          </table:table-cell>
          <table:table-cell office:value-type="float" office:value="996790" calcext:value-type="float">
            <text:p>996790</text:p>
          </table:table-cell>
        </table:table-row>
        <table:table-row table:style-name="ro1">
          <table:table-cell office:value-type="string" calcext:value-type="string">
            <text:p>Problem 4 (FSM)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9.8365" calcext:value-type="float">
            <text:p>19.8365</text:p>
          </table:table-cell>
          <table:table-cell office:value-type="float" office:value="125732" calcext:value-type="float">
            <text:p>125732</text:p>
          </table:table-cell>
          <table:table-cell office:value-type="float" office:value="2318638" calcext:value-type="float">
            <text:p>2318638</text:p>
          </table:table-cell>
        </table:table-row>
        <table:table-row table:style-name="ro1">
          <table:table-cell office:value-type="string" calcext:value-type="string">
            <text:p>Problem 5 (Classical)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46.473" calcext:value-type="float">
            <text:p>446.473</text:p>
          </table:table-cell>
          <table:table-cell office:value-type="float" office:value="1586228" calcext:value-type="float">
            <text:p>1586228</text:p>
          </table:table-cell>
          <table:table-cell office:value-type="float" office:value="28352931" calcext:value-type="float">
            <text:p>28352931</text:p>
          </table:table-cell>
        </table:table-row>
        <table:table-row table:style-name="ro1">
          <table:table-cell office:value-type="string" calcext:value-type="string">
            <text:p>Problem 5 (FS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lem 6 (Classica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lem 6 (FSM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andmark Cu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 Cost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Time Taken (sec)</text:p>
          </table:table-cell>
          <table:table-cell office:value-type="string" calcext:value-type="string">
            <text:p>Memory Usage (KB)</text:p>
          </table:table-cell>
          <table:table-cell office:value-type="string" calcext:value-type="string">
            <text:p>Number of Evaluated States</text:p>
          </table:table-cell>
        </table:table-row>
        <table:table-row table:style-name="ro1">
          <table:table-cell office:value-type="string" calcext:value-type="string">
            <text:p>Problem 1 (Classical)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191364" calcext:value-type="float">
            <text:p>0.0191364</text:p>
          </table:table-cell>
          <table:table-cell office:value-type="float" office:value="24684" calcext:value-type="float">
            <text:p>24684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Problem 1 (FSM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679438" calcext:value-type="float">
            <text:p>0.0679438</text:p>
          </table:table-cell>
          <table:table-cell office:value-type="float" office:value="24680" calcext:value-type="float">
            <text:p>24680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string" calcext:value-type="string">
            <text:p>Problem 2 (Classical)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1472" calcext:value-type="float">
            <text:p>0.1472</text:p>
          </table:table-cell>
          <table:table-cell office:value-type="float" office:value="24852" calcext:value-type="float">
            <text:p>24852</text:p>
          </table:table-cell>
          <table:table-cell office:value-type="float" office:value="6348" calcext:value-type="float">
            <text:p>6348</text:p>
          </table:table-cell>
        </table:table-row>
        <table:table-row table:style-name="ro1">
          <table:table-cell office:value-type="string" calcext:value-type="string">
            <text:p>Problem 2 (FSM)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.414578" calcext:value-type="float">
            <text:p>0.414578</text:p>
          </table:table-cell>
          <table:table-cell office:value-type="float" office:value="25212" calcext:value-type="float">
            <text:p>25212</text:p>
          </table:table-cell>
          <table:table-cell office:value-type="float" office:value="14417" calcext:value-type="float">
            <text:p>14417</text:p>
          </table:table-cell>
        </table:table-row>
        <table:table-row table:style-name="ro1">
          <table:table-cell office:value-type="string" calcext:value-type="string">
            <text:p>Problem 3 (Classical)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40.123" calcext:value-type="float">
            <text:p>140.123</text:p>
          </table:table-cell>
          <table:table-cell office:value-type="float" office:value="144072" calcext:value-type="float">
            <text:p>144072</text:p>
          </table:table-cell>
          <table:table-cell office:value-type="float" office:value="3024289" calcext:value-type="float">
            <text:p>3024289</text:p>
          </table:table-cell>
        </table:table-row>
        <table:table-row table:style-name="ro1">
          <table:table-cell office:value-type="string" calcext:value-type="string">
            <text:p>Problem 3 (FSM)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12.229" calcext:value-type="float">
            <text:p>412.229</text:p>
          </table:table-cell>
          <table:table-cell office:value-type="float" office:value="282752" calcext:value-type="float">
            <text:p>282752</text:p>
          </table:table-cell>
          <table:table-cell office:value-type="float" office:value="6577839" calcext:value-type="float">
            <text:p>6577839</text:p>
          </table:table-cell>
        </table:table-row>
        <table:table-row table:style-name="ro1">
          <table:table-cell office:value-type="string" calcext:value-type="string">
            <text:p>Problem 4 (Classical)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41.253" calcext:value-type="float">
            <text:p>141.253</text:p>
          </table:table-cell>
          <table:table-cell office:value-type="float" office:value="144072" calcext:value-type="float">
            <text:p>144072</text:p>
          </table:table-cell>
          <table:table-cell office:value-type="float" office:value="3024289" calcext:value-type="float">
            <text:p>3024289</text:p>
          </table:table-cell>
        </table:table-row>
        <table:table-row table:style-name="ro1">
          <table:table-cell office:value-type="string" calcext:value-type="string">
            <text:p>Problem 4 (FSM)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14.955" calcext:value-type="float">
            <text:p>414.955</text:p>
          </table:table-cell>
          <table:table-cell office:value-type="float" office:value="282752" calcext:value-type="float">
            <text:p>282752</text:p>
          </table:table-cell>
          <table:table-cell office:value-type="float" office:value="6577839" calcext:value-type="float">
            <text:p>6577839</text:p>
          </table:table-cell>
        </table:table-row>
        <table:table-row table:style-name="ro1">
          <table:table-cell office:value-type="string" calcext:value-type="string">
            <text:p>Problem 5 (Classica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lem 5 (FS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lem 6 (Classica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lem 6 (FSM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20:29:44.460673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20:00:36.486095424</meta:creation-date>
    <dc:date>2021-04-20T20:32:04.844679343</dc:date>
    <meta:editing-duration>PT16M56S</meta:editing-duration>
    <meta:editing-cycles>6</meta:editing-cycles>
    <meta:generator>LibreOffice/6.4.7.2$Linux_X86_64 LibreOffice_project/40$Build-2</meta:generator>
    <meta:document-statistic meta:table-count="1" meta:cell-count="121" meta:object-count="0"/>
  </office:meta>
</office:document-meta>
</file>